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text-properties officeooo:rsid="0001d056" officeooo:paragraph-rsid="0001d056"/>
    </style:style>
    <style:style style:name="P3" style:family="paragraph" style:parent-style-name="Heading_20_1" style:master-page-name="Standard">
      <style:paragraph-properties style:page-number="auto"/>
    </style:style>
    <style:style style:name="T1" style:family="text">
      <style:text-properties fo:font-size="20pt" fo:language="en" fo:country="IN" style:font-size-asian="20pt" style:font-size-complex="20pt"/>
    </style:style>
    <style:style style:name="T2" style:family="text">
      <style:text-properties fo:language="en" fo:country="IN"/>
    </style:style>
    <style:style style:name="T3" style:family="text">
      <style:text-properties fo:language="en" fo:country="IN" officeooo:rsid="0001d05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Business Rules</text:span></text:h>
      <text:p text:style-name="Standard"><text:span text:style-name="T2">Several constraints are imposed during all the of the project’s phases and that includes:<text:tab/></text:span></text:p>
      <text:list xml:id="list2449660698" text:style-name="WWNum1">
        <text:list-item>
          <text:p text:style-name="P1"><text:span text:style-name="T2">Development will only be implemented in a </text:span><text:span text:style-name="T3">non-production</text:span><text:span text:style-name="T2"> environment, such as Test </text:span><text:bookmark text:name="_GoBack"/><text:span text:style-name="T2">or Development or both if the management chooses to do so, and only at the final stage, does the application get migrated into the production system. <text:tab/></text:span></text:p>
        </text:list-item>
        <text:list-item>
          <text:p text:style-name="P1"><text:span text:style-name="T2">Management will provide a distinct count of employees to utilize as a data seed <text:tab/>during the early stages of the development <text:tab/></text:span></text:p>
        </text:list-item>
        <text:list-item>
          <text:p text:style-name="P1"><text:span text:style-name="T2">A confidentiality agreement must be executed and signed by our group <text:tab/>before we start taping in the enterprise’s database systems</text:span></text:p>
        </text:list-item>
        <text:list-item>
          <text:p text:style-name="P1"><text:span text:style-name="T2">Project delivery must be completed by Dec 1st 2018 </text:span></text:p>
        </text:list-item>
        <text:list-item>
          <text:p text:style-name="P1"><text:span text:style-name="T2">The internal data should ever be used as illustrative examples other than within the enterprise itself</text:span></text:p>
        </text:list-item>
        <text:list-item>
          <text:p text:style-name="P2"><text:span text:style-name="T2">Management will provide the developers the names of the <text:s/>personal that will be designated as system administrators to administer the system, in addition to providing information on the designated HR managers to give each group their proper capabilities</text:span></text:p>
        </text:list-item>
        <text:list-item>
          <text:p text:style-name="P2"><text:span text:style-name="T2">The system must be designed in C++ and must be compatible to run on both Windows and Ubuntu OS</text:span></text:p>
        </text:list-item>
        <text:list-item>
          <text:p text:style-name="P2"><text:span text:style-name="T2">Training on the system will be provided to all users at testing phase </text:span></text:p>
        </text:list-item>
        <text:list-item>
          <text:p text:style-name="P2"><text:span text:style-name="T2">A period of 3 months must be provided to all users to test the system before it goes into production </text:span></text:p>
        </text:list-item>
        <text:list-item>
          <text:p text:style-name="P2"><text:span text:style-name="T2">If the users need more time to test, <text:s/>another 3 months of testing can be provided </text:span></text:p>
          <text:p text:style-name="P2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language="en" fo:country="IN"/>
    </style:style>
    <style:page-layout style:name="Mpm1">
      <style:page-layout-properties fo:page-width="8.5in" fo:page-height="11in" style:num-format="1" style:print-orientation="portrait" fo:margin-top="0.4917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Inception Phase Artifacts – Employee benefit Management System<text:tab/>CPSC 462</text:span></text:p>
        <text:p text:style-name="Header"><text:span text:style-name="MT1">Team Members: Anas Elhadidy, Eizat Mushtaq, Faisal Khan, Milan Ghori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zat Mushtaq</meta:initial-creator>
    <meta:editing-cycles>3</meta:editing-cycles>
    <meta:creation-date>2018-09-30T02:30:00</meta:creation-date>
    <dc:date>2018-09-30T17:57:05.126000000</dc:date>
    <meta:editing-duration>PT8M53S</meta:editing-duration>
    <meta:generator>LibreOffice/5.4.3.2$Windows_X86_64 LibreOffice_project/92a7159f7e4af62137622921e809f8546db437e5</meta:generator>
    <meta:document-statistic meta:table-count="0" meta:image-count="0" meta:object-count="0" meta:page-count="1" meta:paragraph-count="15" meta:word-count="256" meta:character-count="1494" meta:non-whitespace-character-count="12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